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0ac38e"/>
    </style:style>
    <style:style style:name="P2" style:family="paragraph" style:parent-style-name="Standard">
      <style:text-properties officeooo:rsid="000ac38e" officeooo:paragraph-rsid="000ac38e"/>
    </style:style>
    <style:style style:name="P3" style:family="paragraph" style:parent-style-name="Standard">
      <style:text-properties officeooo:rsid="000dd8b8" officeooo:paragraph-rsid="000dd8b8"/>
    </style:style>
    <style:style style:name="P4" style:family="paragraph" style:parent-style-name="Standard">
      <style:text-properties fo:font-size="15pt" style:font-size-asian="15pt" style:font-size-complex="15pt"/>
    </style:style>
    <style:style style:name="P5" style:family="paragraph" style:parent-style-name="Standard">
      <style:text-properties fo:font-size="15pt" officeooo:paragraph-rsid="000ac38e" style:font-size-asian="15pt" style:font-size-complex="15pt"/>
    </style:style>
    <style:style style:name="P6" style:family="paragraph" style:parent-style-name="Standard">
      <style:text-properties fo:font-size="15pt" officeooo:paragraph-rsid="000dd8b8" style:font-size-asian="15pt" style:font-size-complex="15pt"/>
    </style:style>
    <style:style style:name="P7" style:family="paragraph" style:parent-style-name="Standard">
      <style:text-properties fo:font-size="15pt" officeooo:rsid="000dd8b8" officeooo:paragraph-rsid="000dd8b8" style:font-size-asian="15pt" style:font-size-complex="15pt"/>
    </style:style>
    <style:style style:name="P8" style:family="paragraph" style:parent-style-name="Standard">
      <style:text-properties fo:font-size="15pt" officeooo:paragraph-rsid="000fd51f" style:font-size-asian="15pt" style:font-size-complex="15pt"/>
    </style:style>
    <style:style style:name="P9" style:family="paragraph" style:parent-style-name="Standard">
      <style:text-properties fo:font-size="15pt" officeooo:paragraph-rsid="0010076a" style:font-size-asian="15pt" style:font-size-complex="15pt"/>
    </style:style>
    <style:style style:name="P10" style:family="paragraph" style:parent-style-name="Standard">
      <style:text-properties fo:font-size="15pt" officeooo:rsid="001196fd" officeooo:paragraph-rsid="001196fd" style:font-size-asian="15pt" style:font-size-complex="15pt"/>
    </style:style>
    <style:style style:name="P11" style:family="paragraph" style:parent-style-name="Standard">
      <style:text-properties fo:font-size="15pt" officeooo:rsid="0012b3ac" officeooo:paragraph-rsid="0012b3ac" style:font-size-asian="15pt" style:font-size-complex="15pt"/>
    </style:style>
    <style:style style:name="P12" style:family="paragraph" style:parent-style-name="Standard">
      <style:text-properties style:font-name="Liberation Serif" fo:font-size="15pt" officeooo:rsid="0010076a" officeooo:paragraph-rsid="000fd51f" style:font-size-asian="15pt" style:font-size-complex="15pt"/>
    </style:style>
    <style:style style:name="P13" style:family="paragraph" style:parent-style-name="Standard">
      <style:text-properties style:font-name="Liberation Serif" fo:font-size="15pt" fo:font-weight="normal" officeooo:rsid="0010076a" officeooo:paragraph-rsid="0010076a" style:font-size-asian="15pt" style:font-weight-asian="normal" style:font-size-complex="15pt" style:font-weight-complex="normal"/>
    </style:style>
    <style:style style:name="P14" style:family="paragraph" style:parent-style-name="Standard">
      <style:text-properties style:font-name="Liberation Serif" fo:font-size="15pt" fo:font-weight="normal" officeooo:rsid="001196fd" officeooo:paragraph-rsid="001196fd" style:font-size-asian="15pt" style:font-weight-asian="normal" style:font-size-complex="15pt" style:font-weight-complex="normal"/>
    </style:style>
    <style:style style:name="P15" style:family="paragraph" style:parent-style-name="Standard">
      <style:text-properties style:font-name="Liberation Serif" fo:font-size="15pt" fo:font-weight="normal" officeooo:rsid="0012b3ac" officeooo:paragraph-rsid="0012b3ac" style:font-size-asian="15pt" style:font-weight-asian="normal" style:font-size-complex="15pt" style:font-weight-complex="normal"/>
    </style:style>
    <style:style style:name="P16" style:family="paragraph" style:parent-style-name="Standard">
      <style:text-properties officeooo:rsid="000fd51f" officeooo:paragraph-rsid="000fd51f"/>
    </style:style>
    <style:style style:name="T1" style:family="text">
      <style:text-properties officeooo:rsid="000ac38e"/>
    </style:style>
    <style:style style:name="T2" style:family="text">
      <style:text-properties fo:font-size="16pt" officeooo:rsid="000ac38e" style:font-size-asian="16pt" style:font-size-complex="16pt"/>
    </style:style>
    <style:style style:name="T3" style:family="text">
      <style:text-properties fo:font-size="16pt" fo:font-weight="bold" officeooo:rsid="000ac38e" style:font-size-asian="16pt" style:font-weight-asian="bold" style:font-size-complex="16pt" style:font-weight-complex="bold"/>
    </style:style>
    <style:style style:name="T4" style:family="text">
      <style:text-properties officeooo:rsid="000dd8b8"/>
    </style:style>
    <style:style style:name="T5" style:family="text">
      <style:text-properties officeooo:rsid="000fd51f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0fd51f"/>
    </style:style>
    <style:style style:name="T8" style:family="text">
      <style:text-properties style:font-name="Liberation Serif" officeooo:rsid="0010076a"/>
    </style:style>
    <style:style style:name="T9" style:family="text">
      <style:text-properties style:font-name="Liberation Serif" fo:font-weight="bold"/>
    </style:style>
    <style:style style:name="T10" style:family="text">
      <style:text-properties style:font-name="Liberation Serif" fo:font-weight="bold" officeooo:rsid="0010076a"/>
    </style:style>
    <style:style style:name="T11" style:family="text">
      <style:text-properties style:font-name="Liberation Serif" fo:font-weight="bold" officeooo:rsid="0010076a" style:font-weight-asian="bold" style:font-weight-complex="bold"/>
    </style:style>
    <style:style style:name="T12" style:family="text">
      <style:text-properties style:font-name="Liberation Serif" fo:font-weight="normal" style:font-weight-asian="normal" style:font-weight-complex="normal"/>
    </style:style>
    <style:style style:name="T13" style:family="text">
      <style:text-properties style:font-name="Liberation Serif" fo:font-weight="normal" officeooo:rsid="0010076a" style:font-weight-asian="normal" style:font-weight-complex="normal"/>
    </style:style>
    <style:style style:name="T14" style:family="text">
      <style:text-properties style:font-name="Liberation Serif" fo:font-weight="normal" officeooo:rsid="001196fd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ac38e" style:font-weight-asian="bold" style:font-weight-complex="bold"/>
    </style:style>
    <style:style style:name="T17" style:family="text">
      <style:text-properties fo:font-weight="bold" officeooo:rsid="000dd8b8" style:font-weight-asian="bold" style:font-weight-complex="bold"/>
    </style:style>
    <style:style style:name="T18" style:family="text">
      <style:text-properties fo:font-weight="bold" officeooo:rsid="000fd51f" style:font-weight-asian="bold" style:font-weight-complex="bold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span text:style-name="T1"><text:s text:c="54"/></text:span><text:span text:style-name="T2"><text:s/>Assignment Report – I</text:span></text:p>
            <text:p text:style-name="P1"><text:s text:c="23"/><text:tab/><text:tab/><text:tab/><text:tab/></text:p>
            <text:p text:style-name="P1"><text:span text:style-name="T1"><text:s text:c="59"/></text:span><text:span text:style-name="T16"><text:s/></text:span><text:span text:style-name="T3">Computer vision</text:span></text:p>
            <text:p text:style-name="P1"/>
            <text:p text:style-name="P2"><text:s text:c="2"/><text:span text:style-name="T19">Submitted by : Kartik kumar 2016CS10294 and Ayush Verma 2016CS10374</text:span></text:p>
          </table:table-cell>
        </table:table-row>
      </table:table>
      <text:p text:style-name="Standard"/>
      <text:p text:style-name="P4"/>
      <text:p text:style-name="P5"><text:span text:style-name="T16">1. cv::cv2.VideoCapture : </text:span><text:span text:style-name="T1">Video Cature constructor . Param- name of opened video file.</text:span></text:p>
      <text:p text:style-name="P5"/>
      <text:p text:style-name="P6"><text:span text:style-name="T17">2. cv2.VideoWriter_fourcc : </text:span><text:span text:style-name="T4">fourcc is 4 byte codec used to specify video codec. Its is platform dependent. Param like </text:span>XVID, MJPG, X264, WMV1, WMV2 <text:span text:style-name="T4">in Fedora</text:span></text:p>
      <text:p text:style-name="P6"/>
      <text:p text:style-name="P7"><text:span text:style-name="T15">3. cv2.videoWriter : </text:span>create video writer object . Param – outputfile name, codec, fps and frame size.</text:p>
      <text:p text:style-name="P7"/>
      <text:p text:style-name="P8"><text:span text:style-name="T4">4</text:span><text:span text:style-name="T17">. cv2.createBackgroundSubtractorKNN() : </text:span>K-nearest neighbours - based Background/Foreground Segmentation <text:span text:style-name="T5">Algorithm. We have tried with other background segmentation algorithms like </text:span>BackgroundSubtractorMOG<text:span text:style-name="T5">2 and other </text:span>BackgroundSubtractor<text:span text:style-name="T5">GMG but due to better performance we selected KNN based subtractor.</text:span></text:p>
      <text:p text:style-name="P8"/>
      <text:p text:style-name="P8"><text:span text:style-name="T18">5. cv2.erode : </text:span><text:span text:style-name="T5">for removing noise and imperfection from image after background subtraction we used</text:span><text:span text:style-name="T7"> m</text:span><text:span text:style-name="T6">orphological image processing tech-niques erosion , it erodes away the boundaries of foreground object </text:span><text:span text:style-name="T8">as it is useful for removing </text:span><text:span text:style-name="T6">small white noises. </text:span><text:span text:style-name="T8">We tried out with other techniques like dilation, opening, closing but due to better performance we selected erode.</text:span></text:p>
      <text:p text:style-name="P12"/>
      <text:p text:style-name="P9"><text:span text:style-name="T11">6. cv2.Canny : </text:span><text:span text:style-name="T8">For edge detection we selected Caany algorithm. Param – input image, minVal, maxVal. In </text:span><text:span text:style-name="T9">Hysteresis Thresholding</text:span><text:span text:style-name="T10"> </text:span><text:span text:style-name="T13">we require minVal and maxVal for edge selection.</text:span></text:p>
      <text:p text:style-name="P13"/>
      <text:p text:style-name="P9"><text:span text:style-name="T11">7.cv2.HoughLines : </text:span><text:span text:style-name="T14">After canny edge detection for line detection we use this fuction based on minimum vote system for it to be considered as line. Param – input image after canny, rho , theta accuracies and thershold i.e. min number of votes.</text:span></text:p>
      <text:p text:style-name="P14"/>
      <text:p text:style-name="P14">Taking average of best 10 lines we draw final line into the frame and finally write it into it. Finally release and destroy window.</text:p>
      <text:p text:style-name="P14"/>
      <text:p text:style-name="P16"><text:soft-page-break/><text:s/>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20:30:58.094850973</meta:creation-date>
    <dc:date>2019-12-27T12:16:34.138074622</dc:date>
    <meta:editing-duration>PT17M4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2" meta:paragraph-count="14" meta:word-count="250" meta:character-count="1814" meta:non-whitespace-character-count="1421"/>
  </office:meta>
</office:document-meta>
</file>